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17/09/2021</text:span></text:p>
      <text:p text:style-name="P9"/>
      <text:p text:style-name="P10">RECIBI CONFORME</text:p>
      <text:p text:style-name="P9"/>
      <text:p text:style-name="P11">CLIENTE: FLORES CALLE, ROBERTO JOSE</text:p>
      <text:p text:style-name="P12">CANT. TOTAL DE CAJAS: 3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3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RECOJO ALMACEN</text:span></text:p>
      <text:p text:style-name="P5"><text:span text:style-name="T1">Destino: </text:span><text:span text:style-name="T3">LIMA</text:span></text:p>
      <text:p text:style-name="P5"/>
      <text:p text:style-name="P5">Recojo: <text:span text:style-name="T3">FLORES CALLE, ROBERTO JOSE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16T22:04:07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